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>
      <style:text-properties officeooo:rsid="006fc85b" officeooo:paragraph-rsid="00842f00"/>
    </style:style>
    <style:style style:name="P72" style:family="paragraph" style:parent-style-name="Standard" style:list-style-name="List_20_1">
      <style:text-properties officeooo:rsid="0071524a" officeooo:paragraph-rsid="0071524a"/>
    </style:style>
    <style:style style:name="P73" style:family="paragraph" style:parent-style-name="Standard" style:list-style-name="List_20_1">
      <style:text-properties officeooo:rsid="007c9199" officeooo:paragraph-rsid="007c9199"/>
    </style:style>
    <style:style style:name="P74" style:family="paragraph" style:parent-style-name="Standard" style:list-style-name="List_20_1">
      <style:text-properties officeooo:rsid="008240d5" officeooo:paragraph-rsid="008240d5"/>
    </style:style>
    <style:style style:name="P75" style:family="paragraph" style:parent-style-name="Standard" style:list-style-name="List_20_1">
      <style:text-properties officeooo:rsid="009220d2" officeooo:paragraph-rsid="009220d2"/>
    </style:style>
    <style:style style:name="P76" style:family="paragraph" style:parent-style-name="Standard" style:list-style-name="List_20_1">
      <style:text-properties officeooo:rsid="00978961" officeooo:paragraph-rsid="00978961"/>
    </style:style>
    <style:style style:name="P77" style:family="paragraph" style:parent-style-name="Standard" style:list-style-name="List_20_1">
      <style:text-properties officeooo:rsid="00afc89a" officeooo:paragraph-rsid="00afc89a"/>
    </style:style>
    <style:style style:name="P78" style:family="paragraph" style:parent-style-name="Standard" style:list-style-name="List_20_1">
      <style:text-properties officeooo:rsid="0052f085" officeooo:paragraph-rsid="00474ae6"/>
    </style:style>
    <style:style style:name="P79" style:family="paragraph" style:parent-style-name="Standard" style:list-style-name="List_20_1">
      <style:text-properties officeooo:rsid="0052f085" officeooo:paragraph-rsid="0052f085"/>
    </style:style>
    <style:style style:name="P80" style:family="paragraph" style:parent-style-name="Standard" style:list-style-name="List_20_1">
      <style:text-properties officeooo:rsid="005324a1" officeooo:paragraph-rsid="005324a1"/>
    </style:style>
    <style:style style:name="P81" style:family="paragraph" style:parent-style-name="Standard" style:list-style-name="List_20_1">
      <style:text-properties officeooo:rsid="005324a1" officeooo:paragraph-rsid="00ba106e"/>
    </style:style>
    <style:style style:name="P82" style:family="paragraph" style:parent-style-name="Standard" style:list-style-name="List_20_1">
      <style:text-properties officeooo:rsid="0068aa46" officeooo:paragraph-rsid="0068aa46"/>
    </style:style>
    <style:style style:name="P83" style:family="paragraph" style:parent-style-name="Standard" style:list-style-name="List_20_1">
      <style:text-properties officeooo:rsid="00c1bc2b" officeooo:paragraph-rsid="00c1bc2b"/>
    </style:style>
    <style:style style:name="P84" style:family="paragraph" style:parent-style-name="Standard" style:list-style-name="List_20_1">
      <style:text-properties officeooo:rsid="00c67d16" officeooo:paragraph-rsid="00c67d16"/>
    </style:style>
    <style:style style:name="P85" style:family="paragraph" style:parent-style-name="Standard" style:list-style-name="List_20_1">
      <style:text-properties officeooo:rsid="00c88996" officeooo:paragraph-rsid="00c88996"/>
    </style:style>
    <style:style style:name="P86" style:family="paragraph" style:parent-style-name="Standard" style:list-style-name="List_20_1">
      <style:text-properties officeooo:rsid="00ca1c9a" officeooo:paragraph-rsid="00ca1c9a"/>
    </style:style>
    <style:style style:name="P87" style:family="paragraph" style:parent-style-name="Standard">
      <style:text-properties officeooo:rsid="00cbb092" officeooo:paragraph-rsid="00cbb092"/>
    </style:style>
    <style:style style:name="P88" style:family="paragraph" style:parent-style-name="Standard" style:list-style-name="List_20_1">
      <style:text-properties officeooo:rsid="00cbb092" officeooo:paragraph-rsid="00cbb092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10010540518768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0010625681216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0010521469391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p text:style-name="P5">Access control</text:p>
      <text:list xml:id="list10010456427385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83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0010573203873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00105511373616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00106480566759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100104402554379" text:continue-numbering="true" text:style-name="List_20_1">
        <text:list-item>
          <text:p text:style-name="P72">Id – int</text:p>
        </text:list-item>
        <text:list-item>
          <text:p text:style-name="P72">Title – string</text:p>
        </text:list-item>
        <text:list-item>
          <text:p text:style-name="P72">Summary – string</text:p>
        </text:list-item>
        <text:list-item>
          <text:p text:style-name="P72">PostContent – string</text:p>
        </text:list-item>
        <text:list-item>
          <text:p text:style-name="P72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PublishedOn – DateTime</text:p>
        </text:list-item>
      </text:list>
      <text:p text:style-name="P21"/>
      <text:p text:style-name="P21">Categor<text:span text:style-name="T28">ies</text:span>:</text:p>
      <text:list xml:id="list100104448265533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<text:soft-page-break/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  <text:list-item>
          <text:p text:style-name="P65">CreatedOn – DateTime</text:p>
        </text:list-item>
        <text:list-item>
          <text:p text:style-name="P65">LastModified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00105050100155" text:continue-numbering="true" text:style-name="List_20_1">
        <text:list-item>
          <text:p text:style-name="P68">Id – int</text:p>
        </text:list-item>
        <text:list-item>
          <text:p text:style-name="P73">PostId - int</text:p>
        </text:list-item>
        <text:list-item>
          <text:p text:style-name="P68"><text:span text:style-name="T33">Name</text:span> – string</text:p>
        </text:list-item>
        <text:list-item>
          <text:p text:style-name="P68">Description – string</text:p>
        </text:list-item>
        <text:list-item>
          <text:p text:style-name="P68">IsPublished – bool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  <text:list-item>
          <text:p text:style-name="P68">PublishedOn – DateTime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</text:list>
      <text:p text:style-name="P22"/>
      <text:p text:style-name="P25">Tags:</text:p>
      <text:list xml:id="list100105657038387" text:continue-numbering="true" text:style-name="List_20_1">
        <text:list-item>
          <text:p text:style-name="P74">Id – int</text:p>
        </text:list-item>
        <text:list-item>
          <text:p text:style-name="P75">AuthorId - int</text:p>
        </text:list-item>
        <text:list-item>
          <text:p text:style-name="P74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87">PostTags:</text:p>
      <text:list xml:id="list100105948501476" text:continue-numbering="true" text:style-name="List_20_1">
        <text:list-item>
          <text:p text:style-name="P88">Id – int</text:p>
        </text:list-item>
        <text:list-item>
          <text:p text:style-name="P88">PostId – int</text:p>
        </text:list-item>
        <text:list-item>
          <text:p text:style-name="P88">TagId - <text:span text:style-name="T45">int</text:span></text:p>
        </text:list-item>
      </text:list>
      <text:p text:style-name="P23"/>
      <text:p text:style-name="P26">Comments:</text:p>
      <text:list xml:id="list100105031948507" text:continue-numbering="true" text:style-name="List_20_1">
        <text:list-item>
          <text:p text:style-name="P76">CommentId – int</text:p>
        </text:list-item>
        <text:list-item>
          <text:p text:style-name="P76">ParentId – int <text:span text:style-name="T38">(CommentId </text:span><text:span text:style-name="T39">used when replying to a comment)</text:span></text:p>
        </text:list-item>
        <text:list-item>
          <text:p text:style-name="P77">Level – bit (0 for initial comment, 1 for reply)</text:p>
        </text:list-item>
        <text:list-item>
          <text:p text:style-name="P76">PersonId – int</text:p>
        </text:list-item>
        <text:list-item>
          <text:p text:style-name="P76">CommentContent – string</text:p>
        </text:list-item>
        <text:list-item>
          <text:p text:style-name="P70">IsPublished – bool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  <text:list-item>
          <text:p text:style-name="P70">PublishedOn – DateTime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</text:list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<text:soft-page-break/>Default MS indentity tables will be used. Where applicable first name and last name fields will be added</text:p>
      <text:p text:style-name="P27"/>
      <text:p text:style-name="P26"/>
      <text:p text:style-name="P10"/>
      <text:p text:style-name="P10">Action Plan</text:p>
      <text:p text:style-name="P18"/>
      <text:list xml:id="list100106489822772" text:continue-numbering="true" text:style-name="List_20_1">
        <text:list-item>
          <text:p text:style-name="P78">Create a github repository</text:p>
        </text:list-item>
        <text:list-item>
          <text:p text:style-name="P79">Create the project</text:p>
          <text:list>
            <text:list-item>
              <text:p text:style-name="P79">Will consist of:</text:p>
              <text:list>
                <text:list-item>
                  <text:p text:style-name="P80">Database Project for the content</text:p>
                </text:list-item>
                <text:list-item>
                  <text:p text:style-name="P80">The access control database will be be created using EF Codefirst inside the Blazor project</text:p>
                </text:list-item>
                <text:list-item>
                  <text:p text:style-name="P80">Models</text:p>
                </text:list-item>
                <text:list-item>
                  <text:p text:style-name="P80">DTOs</text:p>
                </text:list-item>
                <text:list-item>
                  <text:p text:style-name="P80">Repository – <text:span text:style-name="T18">Dapper will be used</text:span></text:p>
                </text:list-item>
                <text:list-item>
                  <text:p text:style-name="P81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1">Blazor <text:span text:style-name="T42">Server</text:span></text:p>
                </text:list-item>
                <text:list-item>
                  <text:p text:style-name="P84">WPF</text:p>
                </text:list-item>
              </text:list>
            </text:list-item>
          </text:list>
        </text:list-item>
        <text:list-item>
          <text:p text:style-name="P82">Create the content database</text:p>
        </text:list-item>
        <text:list-item>
          <text:p text:style-name="P86">Import into database project</text:p>
        </text:list-item>
        <text:list-item>
          <text:p text:style-name="P85">Add the required tables</text:p>
        </text:list-item>
        <text:list-item>
          <text:p text:style-name="P82">Create the acces<text:span text:style-name="T44">s</text:span> control database</text:p>
        </text:list-item>
        <text:list-item>
          <text:p text:style-name="P82">Implement authentication and authorisation in the <text:span text:style-name="T23">blazor app – code first</text:span></text:p>
        </text:list-item>
        <text:list-item>
          <text:p text:style-name="P82">Implement authentication <text:span text:style-name="T22">and authorization </text:span>in the WebAPI and WPF app - <text:span text:style-name="T23">data first?? </text:span></text:p>
          <text:p text:style-name="P8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10:01:04.266000000</dc:date>
    <meta:editing-duration>PT4H50M30S</meta:editing-duration>
    <meta:editing-cycles>153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50" meta:word-count="1097" meta:character-count="5936" meta:non-whitespace-character-count="5060"/>
  </office:meta>
</office:document-meta>
</file>